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4085b" officeooo:paragraph-rsid="0004085b" style:font-weight-asian="bold" style:font-weight-complex="bold"/>
    </style:style>
    <style:style style:name="P2" style:family="paragraph" style:parent-style-name="Standard">
      <style:paragraph-properties fo:line-height="200%" fo:text-align="start" style:justify-single-word="false"/>
      <style:text-properties fo:font-weight="bold" officeooo:rsid="0004085b" officeooo:paragraph-rsid="0004085b" style:font-weight-asian="bold" style:font-weight-complex="bold"/>
    </style:style>
    <style:style style:name="P3" style:family="paragraph" style:parent-style-name="Header">
      <style:paragraph-properties fo:text-align="end" style:justify-single-word="false"/>
      <style:text-properties officeooo:rsid="0004085b" officeooo:paragraph-rsid="0004085b"/>
    </style:style>
    <style:style style:name="T1" style:family="text">
      <style:text-properties fo:font-weight="normal" style:font-weight-asian="normal" style:font-weight-complex="normal"/>
    </style:style>
    <style:style style:name="T2" style:family="text">
      <style:text-properties fo:font-weight="normal" officeooo:rsid="0005df4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414 Project 1 Write-Up</text:p>
      <text:p text:style-name="P2"><text:tab/><text:span text:style-name="T1">The approach I took for this assignment involved first parsing through the user-given command to check for any erroneous syntax, such as using an invalid character or using a special token in the incorrect way. Being as strict as possible with the initial syntax made it much easier to run commands and not have to worry about error messages from the system calls I had to use, which could be particularly difficult to debug.</text:span></text:p>
      <text:p text:style-name="P2"><text:span text:style-name="T1"><text:tab/>Once I parsed through the initial command, I began to parse the entire command by the pipe operator (provided that there was a pipe in the user input). Once this was done, I could start putting the pipe-delimited commands into the command struct.</text:span></text:p>
      <text:p text:style-name="P2"><text:span text:style-name="T1"><text:tab/>The command struct had several fields in it which made book-keeping for this assignment especially painless. The struct contains a length field (for the length of the command), a number field (the index of the command relative to the entire command), inputs and outputs fields (counted the number of input and output redirection tokens), in_index and out_index (stored the index of the input and output tokens in the command), and a char** that stored the entire token group. I made an initializing function and a function that got the indices of the redirect tokens along with this struct. </text:span><text:span text:style-name="T2">Each pipe-delimed token group was transferred into this struct, and an array of command structs was made which held all of the information that was ready to interpret. The interpretCommands() function would then be passed the command struct array with an int of the number of commands, provided that no errors occurred during the execution. </text:span></text:p>
      <text:p text:style-name="P2"><text:span text:style-name="T2"><text:tab/>The interpretCommands() function contains all the logic needed to fork and pipe the commands that had just been parsed. The pipes that would be used for this command were created first. The commands were then iterated through a loop, which checked for any input or output redirection tokens (just checked if the number of tokens were equal to 1) and the input and output files were then created accordingly.</text:span></text:p>
      <text:p text:style-name="P2"><text:soft-page-break/><text:span text:style-name="T2"><text:tab/>Once this was done, a child process was forked and the pipe functions were used provided that the function actually had pipes in it. The subsequent commands were then executed using execvp(). Once those were done executing, the pipes and all used files were closed and the status codes of the processes are returned. </text:span></text:p>
      <text:p text:style-name="P2"><text:span text:style-name="T2"><text:tab/>This loop of execution continues until exit is entered into the program, which closes the program with a status code of 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085b" officeooo:paragraph-rsid="0004085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son Valenzu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2:02:37.165984193</meta:creation-date>
    <dc:date>2017-02-28T12:23:44.913594452</dc:date>
    <meta:editing-duration>PT9M17S</meta:editing-duration>
    <meta:editing-cycles>1</meta:editing-cycles>
    <meta:document-statistic meta:table-count="0" meta:image-count="0" meta:object-count="0" meta:page-count="2" meta:paragraph-count="8" meta:word-count="422" meta:character-count="2498" meta:non-whitespace-character-count="2075"/>
    <meta:generator>LibreOffice/5.1.6.2$Linux_X86_64 LibreOffice_project/10m0$Build-2</meta:generator>
  </office:meta>
</office:document-meta>
</file>